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4.707cm"/>
    </style:style>
    <style:style style:name="gr2" style:family="graphic" style:parent-style-name="standard">
      <style:graphic-properties draw:fill-color="#c2e0ae" draw:textarea-horizontal-align="left" draw:textarea-vertical-align="top" draw:auto-grow-height="false" fo:min-height="9.656cm" fo:min-width="23.884cm"/>
    </style:style>
    <style:style style:name="gr3" style:family="graphic" style:parent-style-name="standard">
      <style:graphic-properties draw:fill-color="#65c295" draw:textarea-horizontal-align="justify" draw:textarea-vertical-align="middle" draw:auto-grow-height="false" fo:min-height="0.893cm" fo:min-width="2.929cm"/>
    </style:style>
    <style:style style:name="gr4" style:family="graphic" style:parent-style-name="standard">
      <style:graphic-properties draw:fill-color="#e0efd4" draw:textarea-horizontal-align="justify" draw:textarea-vertical-align="middle" draw:auto-grow-height="false" fo:min-height="0.893cm" fo:min-width="2.929cm"/>
    </style:style>
    <style:style style:name="gr5" style:family="graphic" style:parent-style-name="standard">
      <style:graphic-properties draw:fill-color="#87d1d1" draw:textarea-horizontal-align="justify" draw:textarea-vertical-align="middle" draw:auto-grow-height="false" fo:min-height="0.766cm" fo:min-width="3.056cm"/>
    </style:style>
    <style:style style:name="gr6" style:family="graphic" style:parent-style-name="objectwithoutfill">
      <style:graphic-properties draw:fill="none" draw:fill-color="#87d1d1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12.5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2.7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3.1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5.877cm"/>
    </style:style>
    <style:style style:name="gr11" style:family="graphic" style:parent-style-name="standard">
      <style:graphic-properties draw:fill-color="#fcd4d1" draw:textarea-horizontal-align="justify" draw:textarea-vertical-align="middle" draw:auto-grow-height="false" fo:min-height="0.893cm" fo:min-width="2.929cm"/>
    </style:style>
    <style:style style:name="gr12" style:family="graphic" style:parent-style-name="standard">
      <style:graphic-properties draw:fill-color="#c2e0ae" draw:textarea-horizontal-align="left" draw:textarea-vertical-align="top" draw:auto-grow-height="false" fo:min-height="7.497cm" fo:min-width="13.724cm"/>
    </style:style>
    <style:style style:name="gr13" style:family="graphic" style:parent-style-name="standard">
      <style:graphic-properties draw:fill-color="#e0efd4" draw:textarea-horizontal-align="justify" draw:textarea-vertical-align="middle" draw:auto-grow-height="false" fo:min-height="1.02cm" fo:min-width="3.31cm"/>
    </style:style>
    <style:style style:name="gr14" style:family="graphic" style:parent-style-name="standard">
      <style:graphic-properties draw:fill-color="#fff9ae" draw:textarea-horizontal-align="justify" draw:textarea-vertical-align="middle" draw:auto-grow-height="false" fo:min-height="1.02cm" fo:min-width="3.31cm"/>
    </style:style>
    <style:style style:name="gr15" style:family="graphic" style:parent-style-name="standard">
      <style:graphic-properties draw:fill-color="#fcd4d1" draw:textarea-horizontal-align="justify" draw:textarea-vertical-align="middle" draw:auto-grow-height="false" fo:min-height="1.02cm" fo:min-width="3.31cm"/>
    </style:style>
    <style:style style:name="gr16" style:family="graphic" style:parent-style-name="standard">
      <style:graphic-properties draw:fill-color="#c2e0ae" draw:textarea-horizontal-align="left" draw:textarea-vertical-align="top" draw:auto-grow-height="false" fo:min-height="7.878cm" fo:min-width="15.375cm"/>
    </style:style>
    <style:style style:name="gr17" style:family="graphic" style:parent-style-name="standard">
      <style:graphic-properties draw:fill-color="#87d1d1" draw:textarea-horizontal-align="justify" draw:textarea-vertical-align="middle" draw:auto-grow-height="false" fo:min-height="1.02cm" fo:min-width="8.39cm"/>
    </style:style>
    <style:style style:name="gr18" style:family="graphic" style:parent-style-name="standard">
      <style:graphic-properties draw:fill-color="#fff9ae" draw:textarea-horizontal-align="justify" draw:textarea-vertical-align="middle" draw:auto-grow-height="false" fo:min-height="0.893cm" fo:min-width="4.326cm"/>
    </style:style>
    <style:style style:name="gr19" style:family="graphic" style:parent-style-name="standard">
      <style:graphic-properties draw:fill-color="#fcd4d1" draw:textarea-horizontal-align="justify" draw:textarea-vertical-align="middle" draw:auto-grow-height="false" fo:min-height="0.893cm" fo:min-width="2.548cm"/>
    </style:style>
    <style:style style:name="gr20" style:family="graphic" style:parent-style-name="standard">
      <style:graphic-properties draw:fill-color="#ffe5ca" draw:textarea-horizontal-align="justify" draw:textarea-vertical-align="middle" draw:auto-grow-height="false" fo:min-height="2.036cm" fo:min-width="5.596cm" draw:shadow="hidden"/>
    </style:style>
    <style:style style:name="gr21" style:family="graphic" style:parent-style-name="standard">
      <style:graphic-properties draw:fill-color="#fcd4d1" draw:textarea-horizontal-align="justify" draw:textarea-vertical-align="middle" draw:auto-grow-height="false" fo:min-height="0.893cm" fo:min-width="5.088cm"/>
    </style:style>
    <style:style style:name="gr22" style:family="graphic" style:parent-style-name="standard">
      <style:graphic-properties draw:fill-color="#fcd4d1" draw:textarea-horizontal-align="justify" draw:textarea-vertical-align="middle" draw:auto-grow-height="false" fo:min-height="0.893cm" fo:min-width="5.596cm"/>
    </style:style>
    <style:style style:name="gr23" style:family="graphic" style:parent-style-name="standard">
      <style:graphic-properties draw:fill-color="#fff9ae" draw:textarea-horizontal-align="justify" draw:textarea-vertical-align="middle" draw:auto-grow-height="false" fo:min-height="0.893cm" fo:min-width="4.072cm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3.564cm" draw:shadow="hidden"/>
    </style:style>
    <style:style style:name="gr25" style:family="graphic" style:parent-style-name="objectwithoutfill">
      <style:graphic-properties draw:fill="none" draw:textarea-vertical-align="middle" draw:shadow="hidden"/>
    </style:style>
    <style:style style:name="gr26" style:family="graphic" style:parent-style-name="standard">
      <style:graphic-properties draw:textarea-horizontal-align="left" draw:textarea-vertical-align="top" draw:auto-grow-height="false" fo:min-height="2.421cm" fo:min-width="4.364cm" draw:shadow="hidden"/>
    </style:style>
    <style:style style:name="gr27" style:family="graphic" style:parent-style-name="standard">
      <style:graphic-properties draw:fill-color="#87d1d1" draw:textarea-horizontal-align="justify" draw:textarea-vertical-align="middle" draw:auto-grow-height="false" fo:min-height="0.766cm" fo:min-width="3.564cm" draw:shadow="hidden"/>
    </style:style>
    <style:style style:name="gr28" style:family="graphic" style:parent-style-name="standard">
      <style:graphic-properties draw:fill-color="#ccbe00" draw:textarea-horizontal-align="left" draw:textarea-vertical-align="top" draw:auto-grow-height="false" fo:min-height="2.421cm" fo:min-width="4.364cm" draw:shadow="hidden"/>
    </style:style>
    <style:style style:name="gr2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-color="#c2e0ae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-color="#65c295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-color="#e0efd4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-color="#87d1d1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none" draw:fill-color="#87d1d1"/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cd4d1"/>
      <style:paragraph-properties fo:text-align="center"/>
      <style:text-properties fo:font-size="12pt" style:font-size-asian="18pt" style:font-size-complex="18pt"/>
    </style:style>
    <style:style style:name="P11" style:family="paragraph">
      <loext:graphic-properties draw:fill-color="#c2e0ae"/>
      <style:paragraph-properties fo:text-align="center"/>
    </style:style>
    <style:style style:name="P12" style:family="paragraph">
      <loext:graphic-properties draw:fill-color="#e0efd4"/>
      <style:paragraph-properties fo:text-align="center"/>
    </style:style>
    <style:style style:name="P13" style:family="paragraph">
      <loext:graphic-properties draw:fill-color="#fff9ae"/>
      <style:paragraph-properties fo:text-align="center"/>
    </style:style>
    <style:style style:name="P14" style:family="paragraph">
      <loext:graphic-properties draw:fill-color="#fcd4d1"/>
      <style:paragraph-properties fo:text-align="center"/>
    </style:style>
    <style:style style:name="P15" style:family="paragraph">
      <loext:graphic-properties draw:fill-color="#87d1d1"/>
      <style:paragraph-properties fo:text-align="center"/>
    </style:style>
    <style:style style:name="P16" style:family="paragraph">
      <loext:graphic-properties draw:fill-color="#fff9ae"/>
      <style:paragraph-properties fo:text-align="center"/>
      <style:text-properties fo:font-size="12pt" style:font-size-asian="18pt" style:font-size-complex="18pt"/>
    </style:style>
    <style:style style:name="P17" style:family="paragraph">
      <loext:graphic-properties draw:fill-color="#ffe5ca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ccbe00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font-name="Liberation Sans" fo:font-size="12pt" style:letter-kerning="true" style:font-name-asian="Noto Sans CJK SC Regular" style:font-size-asian="18pt" style:font-name-complex="Lohit Devanagari" style:font-size-complex="1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07cm" svg:height="1.143cm" svg:x="8.303cm" svg:y="13.7cm">
          <text:p text:style-name="P1"><text:span text:style-name="T1">门户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207cm" svg:height="1.143cm" svg:x="8.303cm" svg:y="15.351cm">
          <text:p text:style-name="P1"><text:span text:style-name="T1">微服务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4.384cm" svg:height="9.906cm" svg:x="7.604cm" svg:y="17.129cm">
          <text:p text:style-name="P1"><text:span text:style-name="T1">边缘计算管</text:span><text:span text:style-name="T1">理平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29cm" svg:height="1.143cm" svg:x="8.112cm" svg:y="19.327cm">
          <text:p text:style-name="P1"><text:span text:style-name="T1">集群管理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29cm" svg:height="1.143cm" svg:x="12.43cm" svg:y="19.327cm">
          <text:p text:style-name="P1"><text:span text:style-name="T1">监控告警管</text:span><text:span text:style-name="T1">理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29cm" svg:height="1.143cm" svg:x="16.912cm" svg:y="19.327cm">
          <text:p text:style-name="P1"><text:span text:style-name="T1">日志管理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29cm" svg:height="1.143cm" svg:x="21.193cm" svg:y="19.327cm">
          <text:p text:style-name="P1"><text:span text:style-name="T1">业务部署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29cm" svg:height="1.143cm" svg:x="12.43cm" svg:y="21.574cm">
          <text:p text:style-name="P1"><text:span text:style-name="T1">业务调度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29cm" svg:height="1.143cm" svg:x="8.112cm" svg:y="21.574cm">
          <text:p text:style-name="P1"><text:span text:style-name="T1">计费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207cm" svg:height="1.143cm" svg:x="8.747cm" svg:y="30.464cm">
          <text:p text:style-name="P1"><text:span text:style-name="T1">CDN</text:span><text:span text:style-name="T1">机房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207cm" svg:height="1.143cm" svg:x="15.097cm" svg:y="30.464cm">
          <text:p text:style-name="P1"><text:span text:style-name="T1">CDN</text:span><text:span text:style-name="T1">机</text:span><text:span text:style-name="T1">房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207cm" svg:height="1.143cm" svg:x="21.701cm" svg:y="30.464cm">
          <text:p text:style-name="P1"><text:span text:style-name="T1">CDN</text:span><text:span text:style-name="T1">机房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3.556cm" svg:height="1.016cm" svg:x="16.532cm" svg:y="28.559cm">
          <text:p text:style-name="P1"><text:span text:style-name="T1">网络代理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0.906cm" svg:y1="14.843cm" svg:x2="10.906cm" svg:y2="15.351cm" draw:start-shape="id1" draw:start-glue-point="2" draw:end-shape="id2" draw:end-glue-point="0" svg:d="M10906 14843v508" svg:viewBox="0 0 1 509">
          <text:p/>
        </draw:connector>
        <draw:connector draw:style-name="gr6" draw:text-style-name="P7" draw:layer="layout" draw:type="line" svg:x1="10.906cm" svg:y1="16.494cm" svg:x2="19.796cm" svg:y2="17.129cm" draw:start-shape="id2" draw:start-glue-point="2" draw:end-shape="id3" draw:end-glue-point="0" svg:d="M10906 16494l8890 635" svg:viewBox="0 0 8891 636">
          <text:p/>
        </draw:connector>
        <draw:connector draw:style-name="gr6" draw:text-style-name="P7" draw:layer="layout" draw:type="line" svg:x1="19.796cm" svg:y1="27.035cm" svg:x2="18.31cm" svg:y2="28.559cm" draw:start-shape="id3" draw:end-shape="id4" draw:end-glue-point="0" svg:d="M19796 27035l-1486 1524" svg:viewBox="0 0 1487 1525">
          <text:p/>
        </draw:connector>
        <draw:connector draw:style-name="gr6" draw:text-style-name="P7" draw:layer="layout" draw:type="line" svg:x1="18.31cm" svg:y1="29.575cm" svg:x2="11.35cm" svg:y2="30.464cm" draw:start-shape="id4" draw:start-glue-point="2" draw:end-shape="id5" draw:end-glue-point="0" svg:d="M18310 29575l-6960 889" svg:viewBox="0 0 6961 890">
          <text:p/>
        </draw:connector>
        <draw:connector draw:style-name="gr6" draw:text-style-name="P7" draw:layer="layout" draw:type="line" svg:x1="18.31cm" svg:y1="29.575cm" svg:x2="17.7cm" svg:y2="30.464cm" draw:start-shape="id4" draw:start-glue-point="2" draw:end-shape="id6" draw:end-glue-point="0" svg:d="M18310 29575l-610 889" svg:viewBox="0 0 611 890">
          <text:p/>
        </draw:connector>
        <draw:connector draw:style-name="gr6" draw:text-style-name="P7" draw:layer="layout" draw:type="line" svg:x1="18.31cm" svg:y1="29.575cm" svg:x2="24.304cm" svg:y2="30.464cm" draw:start-shape="id4" draw:start-glue-point="2" draw:end-shape="id7" draw:end-glue-point="0" svg:d="M18310 29575l5994 889" svg:viewBox="0 0 5995 890">
          <text:p/>
        </draw:connector>
        <draw:frame draw:style-name="gr7" draw:text-style-name="P8" draw:layer="layout" svg:width="13.081cm" svg:height="2.131cm" svg:x="7.223cm" svg:y="3.825cm">
          <draw:text-box>
            <text:p>在接近数据产生的地方处理数据，大量减少</text:p>
            <text:p>网络传输的数据，减少数据处理的延时</text:p>
          </draw:text-box>
        </draw:frame>
        <draw:frame draw:style-name="gr8" draw:text-style-name="P8" draw:layer="layout" svg:width="13.202cm" svg:height="1.191cm" svg:x="7.223cm" svg:y="6.286cm">
          <draw:text-box>
            <text:p>减少不必要的数据传输，消灭潜在对安全问题</text:p>
          </draw:text-box>
        </draw:frame>
        <draw:frame draw:style-name="gr9" draw:text-style-name="P8" draw:layer="layout" svg:width="3.677cm" svg:height="1.191cm" svg:x="22.342cm" svg:y="4.556cm">
          <draw:text-box>
            <text:p>音视频分析</text:p>
          </draw:text-box>
        </draw:frame>
        <draw:frame draw:style-name="gr10" draw:text-style-name="P8" draw:layer="layout" svg:width="16.377cm" svg:height="1.191cm" svg:x="7.223cm" svg:y="8.018cm">
          <draw:text-box>
            <text:p>使用容器化技术，快速调度部署应用，弹性管理计算资源</text:p>
          </draw:text-box>
        </draw:frame>
        <draw:custom-shape draw:style-name="gr4" draw:text-style-name="P5" draw:layer="layout" svg:width="3.429cm" svg:height="1.143cm" svg:x="7.985cm" svg:y="24.114cm">
          <text:p text:style-name="P9"><text:span text:style-name="T2">GPU</text:span><text:span text:style-name="T2">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3.429cm" svg:height="1.143cm" svg:x="26.781cm" svg:y="19.327cm">
          <text:p text:style-name="P1"><text:span text:style-name="T1">运维</text:span><text:span text:style-name="T1">管理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4.224cm" svg:height="7.747cm" svg:x="4.937cm" svg:y="36.941cm">
          <text:p text:style-name="P1">计费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81cm" svg:height="1.27cm" svg:x="5.699cm" svg:y="38.465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81cm" svg:height="1.27cm" svg:x="11.287cm" svg:y="38.465cm">
          <text:p text:style-name="P1">mem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3.81cm" svg:height="1.27cm" svg:x="5.826cm" svg:y="41.513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81cm" svg:height="1.27cm" svg:x="11.414cm" svg:y="41.64cm"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5.875cm" svg:height="8.128cm" svg:x="23.098cm" svg:y="36.941cm">
          <text:p text:style-name="P1">业务调度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8.89cm" svg:height="1.27cm" svg:x="24.114cm" svg:y="39.1cm">
          <text:p text:style-name="P1">根据域名和访问地址就近访问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26cm" svg:height="1.143cm" svg:x="12.557cm" svg:y="24.114cm">
          <text:p text:style-name="P1"><text:span text:style-name="T1">跨机房弹性</text:span><text:span text:style-name="T1">扩展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26cm" svg:height="1.143cm" svg:x="21.447cm" svg:y="21.574cm">
          <text:p text:style-name="P1"><text:span text:style-name="T1">统一镜像仓</text:span><text:span text:style-name="T1">库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3.048cm" svg:height="1.143cm" svg:x="26.908cm" svg:y="21.574cm">
          <text:p text:style-name="P1"><text:span text:style-name="T1">应用市场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6.096cm" svg:height="2.286cm" svg:x="7.223cm" svg:y="1.254cm">
          <text:p text:style-name="P1">突出<text:span text:style-name="T3">边缘</text:span>优势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.588cm" svg:height="1.143cm" svg:x="18.399cm" svg:y="24.114cm">
          <text:p text:style-name="P1"><text:span text:style-name="T1">新增业务需</text:span><text:span text:style-name="T1">要的特性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6.096cm" svg:height="1.143cm" svg:x="14.081cm" svg:y="13.727cm">
          <text:p text:style-name="P1"><text:span text:style-name="T1">和容器统一门户入口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4.572cm" svg:height="1.143cm" svg:x="25.638cm" svg:y="24.114cm">
          <text:p text:style-name="P1"><text:span text:style-name="T1">边缘节点自恢复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29cm" svg:height="1.143cm" svg:x="16.621cm" svg:y="21.574cm">
          <text:p text:style-name="P1"><text:span text:style-name="T1">延时统计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xml:id="id8" draw:id="id8" draw:layer="layout" svg:width="4.064cm" svg:height="1.016cm" svg:x="7.223cm" svg:y="50.784cm">
          <text:p text:style-name="P1">门户</text:p>
          <draw:enhanced-geometry svg:viewBox="0 0 21600 21600" draw:type="rectangle" draw:enhanced-path="M 0 0 L 21600 0 21600 21600 0 21600 0 0 Z N"/>
        </draw:custom-shape>
        <draw:custom-shape draw:style-name="gr24" draw:text-style-name="P1" xml:id="id9" draw:id="id9" draw:layer="layout" svg:width="4.064cm" svg:height="1.016cm" svg:x="7.223cm" svg:y="52.689cm">
          <text:p text:style-name="P1">微服务</text:p>
          <draw:enhanced-geometry svg:viewBox="0 0 21600 21600" draw:type="rectangle" draw:enhanced-path="M 0 0 L 21600 0 21600 21600 0 21600 0 0 Z N"/>
        </draw:custom-shape>
        <draw:custom-shape draw:style-name="gr24" draw:text-style-name="P1" xml:id="id10" draw:id="id10" draw:layer="layout" svg:width="4.064cm" svg:height="1.016cm" svg:x="3.794cm" svg:y="55.292cm">
          <text:p text:style-name="P1">pes</text:p>
          <draw:enhanced-geometry svg:viewBox="0 0 21600 21600" draw:type="rectangle" draw:enhanced-path="M 0 0 L 21600 0 21600 21600 0 21600 0 0 Z N"/>
        </draw:custom-shape>
        <draw:custom-shape draw:style-name="gr24" draw:text-style-name="P1" xml:id="id11" draw:id="id11" draw:layer="layout" svg:width="4.064cm" svg:height="1.016cm" svg:x="9.382cm" svg:y="55.292cm">
          <text:p text:style-name="P1">计费系统</text:p>
          <draw:enhanced-geometry svg:viewBox="0 0 21600 21600" draw:type="rectangle" draw:enhanced-path="M 0 0 L 21600 0 21600 21600 0 21600 0 0 Z N"/>
        </draw:custom-shape>
        <draw:connector draw:style-name="gr25" draw:text-style-name="P18" draw:layer="layout" draw:type="line" svg:x1="9.255cm" svg:y1="51.8cm" svg:x2="9.255cm" svg:y2="52.689cm" draw:start-shape="id8" draw:start-glue-point="2" draw:end-shape="id9" draw:end-glue-point="0" svg:d="M9255 51800v889" svg:viewBox="0 0 1 890">
          <text:p/>
        </draw:connector>
        <draw:connector draw:style-name="gr25" draw:text-style-name="P18" draw:layer="layout" draw:type="line" svg:x1="9.255cm" svg:y1="53.705cm" svg:x2="5.826cm" svg:y2="55.292cm" draw:start-shape="id9" draw:start-glue-point="2" draw:end-shape="id10" draw:end-glue-point="0" svg:d="M9255 53705l-3429 1587" svg:viewBox="0 0 3430 1588">
          <text:p/>
        </draw:connector>
        <draw:connector draw:style-name="gr25" draw:text-style-name="P18" draw:layer="layout" draw:type="line" svg:x1="9.255cm" svg:y1="53.705cm" svg:x2="11.414cm" svg:y2="55.292cm" draw:start-shape="id9" draw:start-glue-point="2" draw:end-shape="id11" draw:end-glue-point="0" svg:d="M9255 53705l2159 1587" svg:viewBox="0 0 2160 1588">
          <text:p/>
        </draw:connector>
        <draw:custom-shape draw:style-name="gr24" draw:text-style-name="P1" xml:id="id12" draw:id="id12" draw:layer="layout" svg:width="4.064cm" svg:height="1.016cm" svg:x="16.563cm" svg:y="50.117cm">
          <text:p text:style-name="P1">管理员</text:p>
          <draw:enhanced-geometry svg:viewBox="0 0 21600 21600" draw:type="rectangle" draw:enhanced-path="M 0 0 L 21600 0 21600 21600 0 21600 0 0 Z N"/>
        </draw:custom-shape>
        <draw:custom-shape draw:style-name="gr24" draw:text-style-name="P1" xml:id="id13" draw:id="id13" draw:layer="layout" svg:width="4.064cm" svg:height="1.016cm" svg:x="16.563cm" svg:y="52.122cm">
          <text:p text:style-name="P1">pes</text:p>
          <draw:enhanced-geometry svg:viewBox="0 0 21600 21600" draw:type="rectangle" draw:enhanced-path="M 0 0 L 21600 0 21600 21600 0 21600 0 0 Z N"/>
        </draw:custom-shape>
        <draw:custom-shape draw:style-name="gr24" draw:text-style-name="P1" xml:id="id14" draw:id="id14" draw:layer="layout" svg:width="4.064cm" svg:height="1.016cm" svg:x="16.182cm" svg:y="54.844cm">
          <text:p text:style-name="P1">云解析</text:p>
          <draw:enhanced-geometry svg:viewBox="0 0 21600 21600" draw:type="rectangle" draw:enhanced-path="M 0 0 L 21600 0 21600 21600 0 21600 0 0 Z N"/>
        </draw:custom-shape>
        <draw:connector draw:style-name="gr25" draw:text-style-name="P18" draw:layer="layout" draw:type="line" svg:x1="18.595cm" svg:y1="51.133cm" svg:x2="18.595cm" svg:y2="52.122cm" draw:start-shape="id12" draw:start-glue-point="2" draw:end-shape="id13" draw:end-glue-point="0" svg:d="M18595 51133v989" svg:viewBox="0 0 1 990">
          <text:p/>
        </draw:connector>
        <draw:connector draw:style-name="gr25" draw:text-style-name="P18" draw:layer="layout" draw:type="line" svg:x1="18.595cm" svg:y1="53.138cm" svg:x2="18.214cm" svg:y2="54.844cm" draw:start-shape="id13" draw:start-glue-point="2" draw:end-shape="id14" draw:end-glue-point="0" svg:d="M18595 53138l-381 1706" svg:viewBox="0 0 382 1707">
          <text:p/>
        </draw:connector>
        <draw:custom-shape draw:style-name="gr24" draw:text-style-name="P1" xml:id="id15" draw:id="id15" draw:layer="layout" svg:width="4.064cm" svg:height="1.016cm" svg:x="24.183cm" svg:y="50.117cm">
          <text:p text:style-name="P1">用户</text:p>
          <draw:enhanced-geometry svg:viewBox="0 0 21600 21600" draw:type="rectangle" draw:enhanced-path="M 0 0 L 21600 0 21600 21600 0 21600 0 0 Z N"/>
        </draw:custom-shape>
        <draw:custom-shape draw:style-name="gr24" draw:text-style-name="P1" xml:id="id16" draw:id="id16" draw:layer="layout" svg:width="4.064cm" svg:height="1.016cm" svg:x="24.183cm" svg:y="52.122cm">
          <text:p text:style-name="P1">云解析</text:p>
          <draw:enhanced-geometry svg:viewBox="0 0 21600 21600" draw:type="rectangle" draw:enhanced-path="M 0 0 L 21600 0 21600 21600 0 21600 0 0 Z N"/>
        </draw:custom-shape>
        <draw:custom-shape draw:style-name="gr26" draw:text-style-name="P1" xml:id="id17" draw:id="id17" draw:layer="layout" svg:width="4.864cm" svg:height="2.671cm" svg:x="23.002cm" svg:y="54.844cm">
          <text:p text:style-name="P1">机房1</text:p>
          <draw:enhanced-geometry svg:viewBox="0 0 21600 21600" draw:type="rectangle" draw:enhanced-path="M 0 0 L 21600 0 21600 21600 0 21600 0 0 Z N"/>
        </draw:custom-shape>
        <draw:connector draw:style-name="gr25" draw:text-style-name="P18" draw:layer="layout" draw:type="line" svg:x1="26.215cm" svg:y1="51.133cm" svg:x2="26.215cm" svg:y2="52.122cm" draw:start-shape="id15" draw:start-glue-point="2" draw:end-shape="id16" draw:end-glue-point="0" svg:d="M26215 51133v989" svg:viewBox="0 0 1 990">
          <text:p/>
        </draw:connector>
        <draw:connector draw:style-name="gr25" draw:text-style-name="P18" draw:layer="layout" draw:type="line" svg:x1="26.215cm" svg:y1="53.138cm" svg:x2="25.434cm" svg:y2="54.844cm" draw:start-shape="id16" draw:start-glue-point="2" draw:end-shape="id17" draw:end-glue-point="0" svg:d="M26215 53138l-781 1706" svg:viewBox="0 0 782 1707">
          <text:p/>
        </draw:connector>
        <draw:connector draw:style-name="gr25" draw:text-style-name="P18" draw:layer="layout" draw:type="line" svg:x1="26.215cm" svg:y1="53.138cm" svg:x2="31.334cm" svg:y2="54.844cm" draw:start-shape="id16" draw:start-glue-point="2" draw:end-shape="id18" draw:end-glue-point="0" svg:d="M26215 53138l5119 1706" svg:viewBox="0 0 5120 1707">
          <text:p/>
        </draw:connector>
        <draw:custom-shape draw:style-name="gr24" draw:text-style-name="P1" xml:id="id19" draw:id="id19" draw:layer="layout" svg:width="4.064cm" svg:height="1.016cm" svg:x="41.635cm" svg:y="49.895cm">
          <text:p text:style-name="P1">门户</text:p>
          <draw:enhanced-geometry svg:viewBox="0 0 21600 21600" draw:type="rectangle" draw:enhanced-path="M 0 0 L 21600 0 21600 21600 0 21600 0 0 Z N"/>
        </draw:custom-shape>
        <draw:custom-shape draw:style-name="gr24" draw:text-style-name="P1" xml:id="id20" draw:id="id20" draw:layer="layout" svg:width="4.064cm" svg:height="1.016cm" svg:x="41.635cm" svg:y="51.9cm">
          <text:p text:style-name="P1">pes</text:p>
          <draw:enhanced-geometry svg:viewBox="0 0 21600 21600" draw:type="rectangle" draw:enhanced-path="M 0 0 L 21600 0 21600 21600 0 21600 0 0 Z N"/>
        </draw:custom-shape>
        <draw:custom-shape draw:style-name="gr24" draw:text-style-name="P1" xml:id="id21" draw:id="id21" draw:layer="layout" svg:width="4.064cm" svg:height="1.016cm" svg:x="39.735cm" svg:y="54.622cm">
          <text:p text:style-name="P1">smartping</text:p>
          <draw:enhanced-geometry svg:viewBox="0 0 21600 21600" draw:type="rectangle" draw:enhanced-path="M 0 0 L 21600 0 21600 21600 0 21600 0 0 Z N"/>
        </draw:custom-shape>
        <draw:connector draw:style-name="gr25" draw:text-style-name="P18" draw:layer="layout" draw:type="line" svg:x1="43.667cm" svg:y1="50.911cm" svg:x2="43.667cm" svg:y2="51.9cm" draw:start-shape="id19" draw:start-glue-point="2" draw:end-shape="id20" draw:end-glue-point="0" svg:d="M43667 50911v989" svg:viewBox="0 0 1 990">
          <text:p/>
        </draw:connector>
        <draw:connector draw:style-name="gr25" draw:text-style-name="P18" draw:layer="layout" draw:type="line" svg:x1="43.667cm" svg:y1="52.916cm" svg:x2="41.767cm" svg:y2="54.622cm" draw:start-shape="id20" draw:start-glue-point="2" draw:end-shape="id21" draw:end-glue-point="0" svg:d="M43667 52916l-1900 1706" svg:viewBox="0 0 1901 1707">
          <text:p/>
        </draw:connector>
        <draw:custom-shape draw:style-name="gr24" draw:text-style-name="P1" xml:id="id22" draw:id="id22" draw:layer="layout" svg:width="4.064cm" svg:height="1.016cm" svg:x="45.335cm" svg:y="54.622cm">
          <text:p text:style-name="P1">smartping</text:p>
          <draw:enhanced-geometry svg:viewBox="0 0 21600 21600" draw:type="rectangle" draw:enhanced-path="M 0 0 L 21600 0 21600 21600 0 21600 0 0 Z N"/>
        </draw:custom-shape>
        <draw:connector draw:style-name="gr25" draw:text-style-name="P18" draw:layer="layout" draw:type="line" svg:x1="43.667cm" svg:y1="52.916cm" svg:x2="47.367cm" svg:y2="54.622cm" draw:start-shape="id20" draw:start-glue-point="2" draw:end-shape="id22" draw:end-glue-point="0" svg:d="M43667 52916l3700 1706" svg:viewBox="0 0 3701 1707">
          <text:p/>
        </draw:connector>
        <draw:custom-shape draw:style-name="gr27" draw:text-style-name="P15" draw:layer="layout" svg:width="4.064cm" svg:height="1.016cm" svg:x="23.294cm" svg:y="55.991cm">
          <text:p text:style-name="P1">业务</text:p>
          <draw:enhanced-geometry svg:viewBox="0 0 21600 21600" draw:type="rectangle" draw:enhanced-path="M 0 0 L 21600 0 21600 21600 0 21600 0 0 Z N"/>
        </draw:custom-shape>
        <draw:custom-shape draw:style-name="gr26" draw:text-style-name="P1" xml:id="id18" draw:id="id18" draw:layer="layout" svg:width="4.864cm" svg:height="2.671cm" svg:x="28.902cm" svg:y="54.844cm">
          <text:p text:style-name="P1">机房2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064cm" svg:height="1.016cm" svg:x="29.194cm" svg:y="55.991cm">
          <text:p text:style-name="P1">业务</text:p>
          <draw:enhanced-geometry svg:viewBox="0 0 21600 21600" draw:type="rectangle" draw:enhanced-path="M 0 0 L 21600 0 21600 21600 0 21600 0 0 Z N"/>
        </draw:custom-shape>
        <draw:custom-shape draw:style-name="gr24" draw:text-style-name="P1" xml:id="id23" draw:id="id23" draw:layer="layout" svg:width="4.064cm" svg:height="1.016cm" svg:x="5.102cm" svg:y="62.045cm">
          <text:p text:style-name="P1">pes</text:p>
          <draw:enhanced-geometry svg:viewBox="0 0 21600 21600" draw:type="rectangle" draw:enhanced-path="M 0 0 L 21600 0 21600 21600 0 21600 0 0 Z N"/>
        </draw:custom-shape>
        <draw:custom-shape draw:style-name="gr24" draw:text-style-name="P1" xml:id="id24" draw:id="id24" draw:layer="layout" svg:width="4.064cm" svg:height="1.016cm" svg:x="5.102cm" svg:y="64.05cm">
          <text:p text:style-name="P1">pks/kmc</text:p>
          <draw:enhanced-geometry svg:viewBox="0 0 21600 21600" draw:type="rectangle" draw:enhanced-path="M 0 0 L 21600 0 21600 21600 0 21600 0 0 Z N"/>
        </draw:custom-shape>
        <draw:custom-shape draw:style-name="gr26" draw:text-style-name="P1" xml:id="id25" draw:id="id25" draw:layer="layout" svg:width="4.864cm" svg:height="2.671cm" svg:x="3.921cm" svg:y="66.772cm">
          <text:p text:style-name="P1">机房1</text:p>
          <draw:enhanced-geometry svg:viewBox="0 0 21600 21600" draw:type="rectangle" draw:enhanced-path="M 0 0 L 21600 0 21600 21600 0 21600 0 0 Z N"/>
        </draw:custom-shape>
        <draw:connector draw:style-name="gr25" draw:text-style-name="P18" draw:layer="layout" draw:type="line" svg:x1="7.134cm" svg:y1="63.061cm" svg:x2="7.134cm" svg:y2="64.05cm" draw:start-shape="id23" draw:start-glue-point="2" draw:end-shape="id24" draw:end-glue-point="0" svg:d="M7134 63061v989" svg:viewBox="0 0 1 990">
          <text:p/>
        </draw:connector>
        <draw:connector draw:style-name="gr25" draw:text-style-name="P18" draw:layer="layout" draw:type="line" svg:x1="7.134cm" svg:y1="65.066cm" svg:x2="6.353cm" svg:y2="66.772cm" draw:start-shape="id24" draw:start-glue-point="2" draw:end-shape="id25" draw:end-glue-point="0" svg:d="M7134 65066l-781 1706" svg:viewBox="0 0 782 1707">
          <text:p/>
        </draw:connector>
        <draw:connector draw:style-name="gr25" draw:text-style-name="P18" draw:layer="layout" draw:type="line" svg:x1="7.134cm" svg:y1="65.066cm" svg:x2="12.253cm" svg:y2="66.772cm" draw:start-shape="id24" draw:start-glue-point="2" draw:end-shape="id26" draw:end-glue-point="0" svg:d="M7134 65066l5119 1706" svg:viewBox="0 0 5120 1707">
          <text:p/>
        </draw:connector>
        <draw:custom-shape draw:style-name="gr27" draw:text-style-name="P15" draw:layer="layout" svg:width="4.064cm" svg:height="1.016cm" svg:x="4.213cm" svg:y="67.919cm">
          <text:p text:style-name="P1">gpu业务</text:p>
          <draw:enhanced-geometry svg:viewBox="0 0 21600 21600" draw:type="rectangle" draw:enhanced-path="M 0 0 L 21600 0 21600 21600 0 21600 0 0 Z N"/>
        </draw:custom-shape>
        <draw:custom-shape draw:style-name="gr26" draw:text-style-name="P1" xml:id="id26" draw:id="id26" draw:layer="layout" svg:width="4.864cm" svg:height="2.671cm" svg:x="9.821cm" svg:y="66.772cm">
          <text:p text:style-name="P1">机房2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064cm" svg:height="1.016cm" svg:x="10.113cm" svg:y="67.919cm">
          <text:p text:style-name="P1">业务</text:p>
          <draw:enhanced-geometry svg:viewBox="0 0 21600 21600" draw:type="rectangle" draw:enhanced-path="M 0 0 L 21600 0 21600 21600 0 21600 0 0 Z N"/>
        </draw:custom-shape>
        <draw:custom-shape draw:style-name="gr24" draw:text-style-name="P1" xml:id="id27" draw:id="id27" draw:layer="layout" svg:width="4.064cm" svg:height="1.016cm" svg:x="5.102cm" svg:y="59.75cm">
          <text:p text:style-name="P1">用户</text:p>
          <draw:enhanced-geometry svg:viewBox="0 0 21600 21600" draw:type="rectangle" draw:enhanced-path="M 0 0 L 21600 0 21600 21600 0 21600 0 0 Z N"/>
        </draw:custom-shape>
        <draw:connector draw:style-name="gr25" draw:text-style-name="P18" draw:layer="layout" draw:type="line" svg:x1="7.134cm" svg:y1="60.766cm" svg:x2="7.134cm" svg:y2="62.045cm" draw:start-shape="id27" draw:start-glue-point="2" draw:end-shape="id23" draw:end-glue-point="0" svg:d="M7134 60766v1279" svg:viewBox="0 0 1 1280">
          <text:p/>
        </draw:connector>
        <draw:custom-shape draw:style-name="gr24" draw:text-style-name="P1" xml:id="id32" draw:id="id32" draw:layer="layout" svg:width="4.064cm" svg:height="1.016cm" svg:x="20.893cm" svg:y="65.814cm">
          <text:p text:style-name="P1">容器</text:p>
          <draw:enhanced-geometry svg:viewBox="0 0 21600 21600" draw:type="rectangle" draw:enhanced-path="M 0 0 L 21600 0 21600 21600 0 21600 0 0 Z N"/>
        </draw:custom-shape>
        <draw:custom-shape draw:style-name="gr24" draw:text-style-name="P1" xml:id="id29" draw:id="id29" draw:layer="layout" svg:width="4.064cm" svg:height="1.016cm" svg:x="28.231cm" svg:y="65.814cm">
          <text:p text:style-name="P1">pes</text:p>
          <draw:enhanced-geometry svg:viewBox="0 0 21600 21600" draw:type="rectangle" draw:enhanced-path="M 0 0 L 21600 0 21600 21600 0 21600 0 0 Z N"/>
        </draw:custom-shape>
        <draw:custom-shape draw:style-name="gr26" draw:text-style-name="P1" xml:id="id30" draw:id="id30" draw:layer="layout" svg:width="4.864cm" svg:height="2.671cm" svg:x="27.05cm" svg:y="68.89cm">
          <text:p text:style-name="P1">边缘机房1</text:p>
          <draw:enhanced-geometry svg:viewBox="0 0 21600 21600" draw:type="rectangle" draw:enhanced-path="M 0 0 L 21600 0 21600 21600 0 21600 0 0 Z N"/>
        </draw:custom-shape>
        <draw:connector draw:style-name="gr25" draw:text-style-name="P18" draw:layer="layout" draw:type="line" svg:x1="30.972cm" svg:y1="63.687cm" svg:x2="30.263cm" svg:y2="65.814cm" draw:start-shape="id28" draw:start-glue-point="2" draw:end-shape="id29" draw:end-glue-point="0" svg:d="M30972 63687l-709 2127" svg:viewBox="0 0 710 2128">
          <text:p/>
        </draw:connector>
        <draw:connector draw:style-name="gr25" draw:text-style-name="P18" draw:layer="layout" draw:type="line" svg:x1="30.263cm" svg:y1="66.83cm" svg:x2="29.482cm" svg:y2="68.89cm" draw:start-shape="id29" draw:start-glue-point="2" draw:end-shape="id30" draw:end-glue-point="0" svg:d="M30263 66830l-781 2060" svg:viewBox="0 0 782 2061">
          <text:p/>
        </draw:connector>
        <draw:connector draw:style-name="gr25" draw:text-style-name="P18" draw:layer="layout" draw:type="line" svg:x1="30.263cm" svg:y1="66.83cm" svg:x2="35.382cm" svg:y2="68.89cm" draw:start-shape="id29" draw:start-glue-point="2" draw:end-shape="id31" draw:end-glue-point="0" svg:d="M30263 66830l5119 2060" svg:viewBox="0 0 5120 2061">
          <text:p/>
        </draw:connector>
        <draw:custom-shape draw:style-name="gr27" draw:text-style-name="P15" draw:layer="layout" svg:width="4.064cm" svg:height="1.016cm" svg:x="27.342cm" svg:y="70.017cm">
          <text:p text:style-name="P1">gpu业务</text:p>
          <draw:enhanced-geometry svg:viewBox="0 0 21600 21600" draw:type="rectangle" draw:enhanced-path="M 0 0 L 21600 0 21600 21600 0 21600 0 0 Z N"/>
        </draw:custom-shape>
        <draw:custom-shape draw:style-name="gr26" draw:text-style-name="P1" xml:id="id31" draw:id="id31" draw:layer="layout" svg:width="4.864cm" svg:height="2.671cm" svg:x="32.95cm" svg:y="68.89cm">
          <text:p text:style-name="P1">边缘机房2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064cm" svg:height="1.016cm" svg:x="33.242cm" svg:y="70.017cm">
          <text:p text:style-name="P1">业务</text:p>
          <draw:enhanced-geometry svg:viewBox="0 0 21600 21600" draw:type="rectangle" draw:enhanced-path="M 0 0 L 21600 0 21600 21600 0 21600 0 0 Z N"/>
        </draw:custom-shape>
        <draw:custom-shape draw:style-name="gr24" draw:text-style-name="P1" xml:id="id28" draw:id="id28" draw:layer="layout" svg:width="4.064cm" svg:height="1.016cm" svg:x="28.94cm" svg:y="62.671cm">
          <text:p text:style-name="P1">边缘门户</text:p>
          <draw:enhanced-geometry svg:viewBox="0 0 21600 21600" draw:type="rectangle" draw:enhanced-path="M 0 0 L 21600 0 21600 21600 0 21600 0 0 Z N"/>
        </draw:custom-shape>
        <draw:connector draw:style-name="gr25" draw:text-style-name="P18" draw:layer="layout" draw:type="line" svg:x1="30.972cm" svg:y1="63.687cm" svg:x2="22.925cm" svg:y2="65.814cm" draw:start-shape="id28" draw:start-glue-point="2" draw:end-shape="id32" draw:end-glue-point="0" svg:d="M30972 63687l-8047 2127" svg:viewBox="0 0 8048 2128">
          <text:p/>
        </draw:connector>
        <draw:custom-shape draw:style-name="gr24" draw:text-style-name="P1" xml:id="id33" draw:id="id33" draw:layer="layout" svg:width="4.064cm" svg:height="1.016cm" svg:x="28.94cm" svg:y="60.171cm">
          <text:p text:style-name="P1">用户</text:p>
          <draw:enhanced-geometry svg:viewBox="0 0 21600 21600" draw:type="rectangle" draw:enhanced-path="M 0 0 L 21600 0 21600 21600 0 21600 0 0 Z N"/>
        </draw:custom-shape>
        <draw:connector draw:style-name="gr25" draw:text-style-name="P18" draw:layer="layout" draw:type="line" svg:x1="30.972cm" svg:y1="61.187cm" svg:x2="30.972cm" svg:y2="62.671cm" draw:start-shape="id33" draw:start-glue-point="2" draw:end-shape="id28" draw:end-glue-point="0" svg:d="M30972 61187v1484" svg:viewBox="0 0 1 1485">
          <text:p/>
        </draw:connector>
        <draw:custom-shape draw:style-name="gr28" draw:text-style-name="P19" xml:id="id34" draw:id="id34" draw:layer="layout" svg:width="4.864cm" svg:height="2.671cm" svg:x="19.796cm" svg:y="68.89cm">
          <text:p text:style-name="P1">中心机房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064cm" svg:height="1.016cm" svg:x="20.088cm" svg:y="70.017cm">
          <text:p text:style-name="P1">业务</text:p>
          <draw:enhanced-geometry svg:viewBox="0 0 21600 21600" draw:type="rectangle" draw:enhanced-path="M 0 0 L 21600 0 21600 21600 0 21600 0 0 Z N"/>
        </draw:custom-shape>
        <draw:connector draw:style-name="gr25" draw:text-style-name="P18" draw:layer="layout" draw:type="line" svg:x1="22.925cm" svg:y1="66.83cm" svg:x2="22.228cm" svg:y2="68.89cm" draw:start-shape="id32" draw:start-glue-point="2" draw:end-shape="id34" draw:end-glue-point="0" svg:d="M22925 66830l-697 2060" svg:viewBox="0 0 698 2061">
          <text:p/>
        </draw:connector>
        <draw:custom-shape draw:style-name="gr24" draw:text-style-name="P1" xml:id="id36" draw:id="id36" draw:layer="layout" svg:width="4.064cm" svg:height="1.016cm" svg:x="22.463cm" svg:y="62.377cm">
          <text:p text:style-name="P1">容器门户</text:p>
          <draw:enhanced-geometry svg:viewBox="0 0 21600 21600" draw:type="rectangle" draw:enhanced-path="M 0 0 L 21600 0 21600 21600 0 21600 0 0 Z N"/>
        </draw:custom-shape>
        <draw:custom-shape draw:style-name="gr24" draw:text-style-name="P1" xml:id="id35" draw:id="id35" draw:layer="layout" svg:width="4.064cm" svg:height="1.016cm" svg:x="22.463cm" svg:y="59.877cm">
          <text:p text:style-name="P1">用户</text:p>
          <draw:enhanced-geometry svg:viewBox="0 0 21600 21600" draw:type="rectangle" draw:enhanced-path="M 0 0 L 21600 0 21600 21600 0 21600 0 0 Z N"/>
        </draw:custom-shape>
        <draw:connector draw:style-name="gr25" draw:text-style-name="P18" draw:layer="layout" draw:type="line" svg:x1="24.495cm" svg:y1="60.893cm" svg:x2="24.495cm" svg:y2="62.377cm" draw:start-shape="id35" draw:start-glue-point="2" draw:end-shape="id36" draw:end-glue-point="0" svg:d="M24495 60893v1484" svg:viewBox="0 0 1 1485">
          <text:p/>
        </draw:connector>
        <draw:connector draw:style-name="gr29" draw:text-style-name="P18" draw:layer="layout" draw:type="line" svg:x1="24.495cm" svg:y1="63.393cm" svg:x2="22.925cm" svg:y2="65.814cm" draw:start-shape="id36" draw:start-glue-point="2" draw:end-shape="id32" draw:end-glue-point="0" svg:d="M24495 63393l-1570 2421" svg:viewBox="0 0 1571 2422">
          <text:p/>
        </draw:connector>
        <draw:connector draw:style-name="gr29" draw:text-style-name="P18" draw:layer="layout" draw:type="line" svg:x1="24.495cm" svg:y1="63.393cm" svg:x2="30.263cm" svg:y2="65.814cm" draw:start-shape="id36" draw:start-glue-point="2" draw:end-shape="id29" draw:end-glue-point="0" svg:d="M24495 63393l5768 2421" svg:viewBox="0 0 5769 24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17:36:13.280224068</meta:creation-date>
    <dc:date>2020-06-04T14:24:12.167792344</dc:date>
    <meta:editing-duration>P10DT34M17S</meta:editing-duration>
    <meta:editing-cycles>51</meta:editing-cycles>
    <meta:generator>LibreOffice/6.0.7.3$Linux_X86_64 LibreOffice_project/00m0$Build-3</meta:generator>
    <meta:document-statistic meta:object-count="100"/>
  </office:meta>
</office:document-meta>
</file>